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748b9" officeooo:paragraph-rsid="001748b9" style:font-size-asian="14pt" style:font-size-complex="16pt"/>
    </style:style>
    <style:style style:name="P2" style:family="paragraph" style:parent-style-name="Standard">
      <style:text-properties fo:font-size="16pt" style:text-underline-style="none" officeooo:rsid="001ad01d" officeooo:paragraph-rsid="001ad01d" style:font-size-asian="14pt" style:font-size-complex="16pt"/>
    </style:style>
    <style:style style:name="P3" style:family="paragraph" style:parent-style-name="Standard">
      <style:text-properties fo:font-size="16pt" style:text-underline-style="none" officeooo:rsid="001ad01d" officeooo:paragraph-rsid="00181ccd" style:font-size-asian="14pt" style:font-size-complex="16pt"/>
    </style:style>
    <style:style style:name="P4" style:family="paragraph" style:parent-style-name="Standard">
      <style:text-properties fo:font-size="16pt" style:text-underline-style="none" officeooo:rsid="001c2698" officeooo:paragraph-rsid="001c2698" style:font-size-asian="14pt" style:font-size-complex="16pt"/>
    </style:style>
    <style:style style:name="P5" style:family="paragraph" style:parent-style-name="Standard">
      <style:text-properties fo:font-size="16pt" style:text-underline-style="none" officeooo:rsid="00181ccd" officeooo:paragraph-rsid="00181ccd" style:font-size-asian="14pt" style:font-size-complex="16pt"/>
    </style:style>
    <style:style style:name="P6" style:family="paragraph" style:parent-style-name="Standard">
      <style:text-properties fo:font-size="16pt" style:text-underline-style="none" fo:font-weight="bold" officeooo:rsid="001ad01d" officeooo:paragraph-rsid="001ad01d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748b9" officeooo:paragraph-rsid="001748b9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1bd7cb" officeooo:paragraph-rsid="001bd7cb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1e6ab3" officeooo:paragraph-rsid="001e6ab3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text-properties fo:font-size="16pt" style:text-underline-style="none" officeooo:rsid="001748b9" officeooo:paragraph-rsid="001748b9" style:font-size-asian="14pt" style:font-size-complex="16pt"/>
    </style:style>
    <style:style style:name="P11" style:family="paragraph" style:parent-style-name="Standard" style:list-style-name="L1">
      <style:text-properties fo:font-size="16pt" style:text-underline-style="none" officeooo:rsid="0022f948" officeooo:paragraph-rsid="0022f948" style:font-size-asian="14pt" style:font-size-complex="16pt"/>
    </style:style>
    <style:style style:name="P12" style:family="paragraph" style:parent-style-name="Standard" style:list-style-name="L1">
      <style:text-properties fo:font-size="16pt" style:text-underline-style="none" officeooo:rsid="0023881f" officeooo:paragraph-rsid="0023881f" style:font-size-asian="14pt" style:font-size-complex="16pt"/>
    </style:style>
    <style:style style:name="P13" style:family="paragraph" style:parent-style-name="Standard" style:list-style-name="L1">
      <style:text-properties fo:font-size="16pt" style:text-underline-style="none" officeooo:rsid="00181ccd" officeooo:paragraph-rsid="00181ccd" style:font-size-asian="14pt" style:font-size-complex="16pt"/>
    </style:style>
    <style:style style:name="P14" style:family="paragraph" style:parent-style-name="Standard">
      <style:text-properties fo:font-size="16pt" style:text-underline-style="none" officeooo:rsid="00181ccd" officeooo:paragraph-rsid="00181ccd" style:font-size-asian="14pt" style:font-size-complex="16pt"/>
    </style:style>
    <style:style style:name="P15" style:family="paragraph" style:parent-style-name="Standard" style:list-style-name="L2">
      <style:text-properties fo:font-size="16pt" style:text-underline-style="none" officeooo:rsid="001ad01d" officeooo:paragraph-rsid="001ad01d" style:font-size-asian="14pt" style:font-size-complex="16pt"/>
    </style:style>
    <style:style style:name="P16" style:family="paragraph" style:parent-style-name="Standard">
      <style:text-properties fo:font-size="16pt" style:text-underline-style="none" officeooo:rsid="001ad01d" officeooo:paragraph-rsid="00181ccd" style:font-size-asian="14pt" style:font-size-complex="16pt"/>
    </style:style>
    <style:style style:name="P17" style:family="paragraph" style:parent-style-name="Standard" style:list-style-name="L2">
      <style:text-properties fo:font-size="16pt" style:text-underline-style="none" officeooo:rsid="002000be" officeooo:paragraph-rsid="002000be" style:font-size-asian="14pt" style:font-size-complex="16pt"/>
    </style:style>
    <style:style style:name="P18" style:family="paragraph" style:parent-style-name="Standard" style:list-style-name="L3">
      <style:text-properties fo:font-size="16pt" style:text-underline-style="none" officeooo:rsid="001c415e" officeooo:paragraph-rsid="001c415e" style:font-size-asian="14pt" style:font-size-complex="16pt"/>
    </style:style>
    <style:style style:name="P19" style:family="paragraph" style:parent-style-name="Standard" style:list-style-name="L3">
      <style:text-properties fo:font-size="16pt" style:text-underline-style="none" officeooo:rsid="001c2698" officeooo:paragraph-rsid="001c2698" style:font-size-asian="14pt" style:font-size-complex="16pt"/>
    </style:style>
    <style:style style:name="P20" style:family="paragraph" style:parent-style-name="Standard" style:list-style-name="L1">
      <style:text-properties fo:font-size="16pt" style:text-underline-style="none" officeooo:rsid="00246cdc" officeooo:paragraph-rsid="00246cdc" style:font-size-asian="14pt" style:font-size-complex="16pt"/>
    </style:style>
    <style:style style:name="P21" style:family="paragraph" style:parent-style-name="Standard" style:list-style-name="L1">
      <style:text-properties fo:font-size="16pt" style:text-underline-style="none" officeooo:rsid="00249f81" officeooo:paragraph-rsid="00249f81" style:font-size-asian="14pt" style:font-size-complex="16pt"/>
    </style:style>
    <style:style style:name="P22" style:family="paragraph" style:parent-style-name="Standard">
      <style:text-properties fo:font-size="16pt" style:text-underline-style="none" fo:font-weight="bold" officeooo:rsid="00238f63" officeooo:paragraph-rsid="00238f63" style:font-size-asian="14pt" style:font-weight-asian="bold" style:font-size-complex="16pt" style:font-weight-complex="bold"/>
    </style:style>
    <style:style style:name="P23" style:family="paragraph" style:parent-style-name="Standard" style:list-style-name="L4">
      <style:text-properties fo:font-size="16pt" style:text-underline-style="none" fo:font-weight="normal" officeooo:rsid="00259863" officeooo:paragraph-rsid="00259863" style:font-size-asian="14pt" style:font-weight-asian="normal" style:font-size-complex="16pt" style:font-weight-complex="normal"/>
    </style:style>
    <style:style style:name="P24" style:family="paragraph" style:parent-style-name="Standard" style:list-style-name="L4">
      <style:text-properties fo:font-size="16pt" style:text-underline-style="none" fo:font-weight="normal" officeooo:rsid="0025b704" officeooo:paragraph-rsid="0025b704" style:font-size-asian="14pt" style:font-weight-asian="normal" style:font-size-complex="16pt" style:font-weight-complex="normal"/>
    </style:style>
    <style:style style:name="P25" style:family="paragraph" style:parent-style-name="Standard" style:list-style-name="L4">
      <style:text-properties fo:font-size="16pt" style:text-underline-style="none" fo:font-weight="normal" officeooo:rsid="002a0113" officeooo:paragraph-rsid="002a0113" style:font-size-asian="14pt" style:font-weight-asian="normal" style:font-size-complex="16pt" style:font-weight-complex="normal"/>
    </style:style>
    <style:style style:name="T1" style:family="text">
      <style:text-properties officeooo:rsid="001db09f"/>
    </style:style>
    <style:style style:name="T2" style:family="text">
      <style:text-properties officeooo:rsid="0026f7d9"/>
    </style:style>
    <style:style style:name="T3" style:family="text">
      <style:text-properties officeooo:rsid="002a4e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ychiatry Checklist</text:p>
      <text:p text:style-name="P1"/>
      <text:p text:style-name="P7">Core conditions:</text:p>
      <text:list xml:id="list4177652014" text:style-name="L1">
        <text:list-item>
          <text:p text:style-name="P10">Obsessive disorders</text:p>
          <text:list>
            <text:list-item>
              <text:p text:style-name="P10">BDD</text:p>
            </text:list-item>
            <text:list-item>
              <text:p text:style-name="P10">Obsessive compulsive disorders</text:p>
            </text:list-item>
          </text:list>
        </text:list-item>
        <text:list-item>
          <text:p text:style-name="P11">Depressive disorders</text:p>
        </text:list-item>
        <text:list-item>
          <text:p text:style-name="P12">Eating disorders</text:p>
          <text:list>
            <text:list-item>
              <text:p text:style-name="P12">AN</text:p>
            </text:list-item>
            <text:list-item>
              <text:p text:style-name="P12">BN</text:p>
            </text:list-item>
          </text:list>
        </text:list-item>
        <text:list-item>
          <text:p text:style-name="P10">Substance use disorder</text:p>
          <text:list>
            <text:list-item>
              <text:p text:style-name="P10">Alcohol use disorder</text:p>
              <text:list>
                <text:list-item>
                  <text:p text:style-name="P13">Alcohol use assessment: AUDIT-C, CAGE, Stages of change</text:p>
                </text:list-item>
              </text:list>
            </text:list-item>
          </text:list>
        </text:list-item>
        <text:list-item>
          <text:p text:style-name="P20">Emergencies</text:p>
          <text:list>
            <text:list-item>
              <text:p text:style-name="P20">SS</text:p>
            </text:list-item>
            <text:list-item>
              <text:p text:style-name="P20">NMS</text:p>
            </text:list-item>
            <text:list-item>
              <text:p text:style-name="P20">Alcohol withdrawal</text:p>
            </text:list-item>
            <text:list-item>
              <text:p text:style-name="P21">Acute psychosis</text:p>
            </text:list-item>
          </text:list>
        </text:list-item>
      </text:list>
      <text:p text:style-name="P5"/>
      <text:p text:style-name="P5"/>
      <text:p text:style-name="P22">Psychiatric treatment</text:p>
      <text:list xml:id="list1184928482" text:style-name="L4">
        <text:list-item>
          <text:p text:style-name="P23">Pharmacotherapy</text:p>
        </text:list-item>
        <text:list-item>
          <text:p text:style-name="P23">Electro-convulsive therapy</text:p>
          <text:list>
            <text:list-item>
              <text:p text:style-name="P25">Meaning of modified ECT, <text:span text:style-name="T3">what medications are given </text:span></text:p>
            </text:list-item>
            <text:list-item>
              <text:p text:style-name="P24">Most common indications <text:span text:style-name="T2">(eg in severe depression)</text:span></text:p>
            </text:list-item>
            <text:list-item>
              <text:p text:style-name="P24">Basic theory (about bi-frontal/ unilateral lead placement)</text:p>
            </text:list-item>
            <text:list-item>
              <text:p text:style-name="P24">Considerations (NPO, what medications to withhold)</text:p>
            </text:list-item>
            <text:list-item>
              <text:p text:style-name="P24">Dosing</text:p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6">Anticipated OSCE stations</text:p>
      <text:list xml:id="list1526383888" text:style-name="L2">
        <text:list-item>
          <text:p text:style-name="P15">Counselling patients on treatment</text:p>
          <text:list>
            <text:list-item>
              <text:p text:style-name="P15">Medication counselling</text:p>
            </text:list-item>
            <text:list-item>
              <text:p text:style-name="P15">CBT counselling</text:p>
            </text:list-item>
          </text:list>
        </text:list-item>
        <text:list-item>
          <text:p text:style-name="P17">History of psychiatric presenting complaint<text:tab/></text:p>
          <text:list>
            <text:list-item>
              <text:p text:style-name="P17">Look through the core presenting complaints</text:p>
            </text:list-item>
            <text:list-item>
              <text:p text:style-name="P17">Determine the features of the illness, personal, developmental history and gain insight into the impact on life the illness has. </text:p>
            </text:list-item>
          </text:list>
        </text:list-item>
      </text:list>
      <text:p text:style-name="P2"/>
      <text:p text:style-name="P8">Anticipated <text:span text:style-name="T1">SAQs</text:span></text:p>
      <text:list xml:id="list2213510016" text:style-name="L3">
        <text:list-item>
          <text:p text:style-name="P18">Treatment questions</text:p>
          <text:list>
            <text:list-item>
              <text:p text:style-name="P19">What treatment is necessary based on presenting complaint of patient with psychiatric condition. Also based on the patients’ social factors, past medical history and severity of the presentation.</text:p>
            </text:list-item>
          </text:list>
        </text:list-item>
      </text:list>
      <text:p text:style-name="P4"><text:soft-page-break/></text:p>
      <text:p text:style-name="P9">Anticipated MCQ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5-04T16:19:24.540905778</meta:creation-date>
    <dc:date>2019-05-14T20:42:22.605667594</dc:date>
    <meta:editing-duration>PT49M34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36" meta:word-count="177" meta:character-count="1138" meta:non-whitespace-character-count="1024"/>
  </office:meta>
</office:document-meta>
</file>